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rsid="0030abce" officeooo:paragraph-rsid="0030abce"/>
    </style:style>
    <style:style style:name="P8" style:family="paragraph" style:parent-style-name="Heading_20_1">
      <style:text-properties officeooo:rsid="002e7623" officeooo:paragraph-rsid="002e7623"/>
    </style:style>
    <style:style style:name="P9" style:family="paragraph" style:parent-style-name="Heading_20_2">
      <style:paragraph-properties fo:break-before="page"/>
    </style:style>
    <style:style style:name="P10" style:family="paragraph" style:parent-style-name="Text_20_body" style:list-style-name="L1">
      <style:text-properties officeooo:rsid="002ad2b5" officeooo:paragraph-rsid="002c8dcc"/>
    </style:style>
    <style:style style:name="P11" style:family="paragraph" style:parent-style-name="Text_20_body" style:list-style-name="L2">
      <style:text-properties officeooo:rsid="002ff7c8" officeooo:paragraph-rsid="002ff7c8"/>
    </style:style>
    <style:style style:name="P12" style:family="paragraph" style:parent-style-name="Text_20_body" style:list-style-name="L3">
      <style:text-properties officeooo:paragraph-rsid="0030abce"/>
    </style:style>
    <style:style style:name="P13" style:family="paragraph" style:parent-style-name="Text_20_body" style:list-style-name="L3">
      <style:text-properties officeooo:rsid="0030abce" officeooo:paragraph-rsid="0030abce"/>
    </style:style>
    <style:style style:name="P14" style:family="paragraph" style:parent-style-name="Text_20_body" style:list-style-name="L5">
      <style:text-properties officeooo:rsid="0030abce" officeooo:paragraph-rsid="0030abce"/>
    </style:style>
    <style:style style:name="P15" style:family="paragraph" style:parent-style-name="Text_20_body" style:list-style-name="L5">
      <style:text-properties officeooo:rsid="0030abce" officeooo:paragraph-rsid="0040152a"/>
    </style:style>
    <style:style style:name="P16" style:family="paragraph" style:parent-style-name="Text_20_body" style:list-style-name="L4">
      <style:text-properties officeooo:paragraph-rsid="002e7623"/>
    </style:style>
    <style:style style:name="P17" style:family="paragraph" style:parent-style-name="Text_20_body" style:list-style-name="L4">
      <style:text-properties officeooo:rsid="002e7623" officeooo:paragraph-rsid="002e7623"/>
    </style:style>
    <style:style style:name="P18" style:family="paragraph" style:parent-style-name="Text_20_body">
      <style:text-properties officeooo:paragraph-rsid="003ec7ea"/>
    </style:style>
    <style:style style:name="T1" style:family="text">
      <style:text-properties officeooo:rsid="000f7497"/>
    </style:style>
    <style:style style:name="T2" style:family="text">
      <style:text-properties officeooo:rsid="002e7623"/>
    </style:style>
    <style:style style:name="T3" style:family="text">
      <style:text-properties fo:font-weight="bold" style:font-weight-asian="bold" style:font-weight-complex="bold"/>
    </style:style>
    <style:style style:name="T4" style:family="text">
      <style:text-properties fo:font-weight="bold" officeooo:rsid="002e7623" style:font-weight-asian="bold" style:font-weight-complex="bold"/>
    </style:style>
    <style:style style:name="T5" style:family="text">
      <style:text-properties officeooo:rsid="0030abce"/>
    </style:style>
    <style:style style:name="T6" style:family="text">
      <style:text-properties officeooo:rsid="00319ba1"/>
    </style:style>
    <style:style style:name="T7" style:family="text">
      <style:text-properties officeooo:rsid="0040152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286439558" text:style-name="Outline">
        <text:list-item>
          <text:h text:style-name="P8" text:outline-level="1">Proloog</text:h>
        </text:list-item>
      </text:list>
      <text:p text:style-name="P4">Bedankt voor het selecteren en gebruiken van AutomataCI voor uw project. Hoewel u een solide zakelijke reden heeft om AutomataCI te implementeren, zorgt dit specificatieboek ervoor dat de kennis om het te bedienen en de vrijheid om uw kopie van AutomataCI te bezitten behouden blijven, zelfs in het geval van een storing bij de ontwikkelaars.</text:p>
      <text:p text:style-name="P4"/>
      <text:p text:style-name="P4">Mocht u geïnteresseerd zijn om contact op te nemen met mijn team en mijzelf op het hogere niveau, bezoek dan gerust de volgende portals voor:</text:p>
      <text:list text:style-name="L1">
        <text:list-item>
          <text:p text:style-name="P10">Een praatje maken: <text:a xlink:type="simple" xlink:href="https://github.com/orgs/ChewKeanHo/discussions" text:style-name="Internet_20_link" text:visited-style-name="Visited_20_Internet_20_Link">https://github.com/orgs/ChewKeanHo/discussions</text:a></text:p>
        </text:list-item>
        <text:list-item>
          <text:p text:style-name="P10">AutomataCI bron-repository: <text:a xlink:type="simple" xlink:href="https://github.com/ChewKeanHo/AutomataCI" text:style-name="Internet_20_link" text:visited-style-name="Visited_20_Internet_20_Link">https://github.com/ChewKeanHo/AutomataCI</text:a></text:p>
        </text:list-item>
      </text:list>
      <text:p text:style-name="P4"/>
      <text:p text:style-name="P6">Dit boek is geschreven en georganiseerd voor operators van verschillende niveaus, van begin tot eind:</text:p>
      <text:list text:style-name="L2">
        <text:list-item>
          <text:p text:style-name="P11"><text:span text:style-name="T3">De beginner/niet-technicus</text:span> – waar hij/zij meestal een nieuwe en junior rol heeft met de taak om de softwareproductiefabriek te bedienen zoals deze is, zonder voldoende technische kennis (bijv. Shell- en PowerShell-scripting). Ze kunnen geen ontwikkelwerkzaamheden uitvoeren.</text:p>
        </text:list-item>
        <text:list-item>
          <text:p text:style-name="P11"><text:span text:style-name="T3">De Junior</text:span> – waar hij/zij voldoende Shell- en PowerShell-kennis heeft, maar de componenten van een bestaande softwareproductiefabriek moet verbeteren.</text:p>
        </text:list-item>
        <text:list-item>
          <text:p text:style-name="P11"><text:span text:style-name="T3">De Ontwikkelaar</text:span> – waar hij/zij zeer ervaren is met Shell- en PowerShell-kennis en het vertrouwen heeft om de componenten van de softwareproductiefabriek te ontwikkelen.</text:p>
        </text:list-item>
        <text:list-item>
          <text:p text:style-name="P11"><text:span text:style-name="T3">AutomataCI Maintainer</text:span> - waar hij/zij AutomataCI door en door kent en de taak heeft om AutomataCI lokaal of upstream te onderhouden of verder te ontwikkelen.</text:p>
        </text:list-item>
      </text:list>
      <text:p text:style-name="P6"/>
      <text:p text:style-name="P6">Daarom moet u uw intentie kennen en weten wanneer u moet stoppen bij bepaalde pagina's. Als u bijvoorbeeld de taak heeft om uw softwareproductiefabriek te ontwikkelen die wordt beheerd door AutomataCI, moet u het "Ontwikkelaar"-niveau bereiken. Als u een marketeer bent die de opdracht heeft gekregen om een eBook te produceren met AutomataCI, dan is het niveau "De beginner/Niet-technicus" voldoende.</text:p>
      <text:p text:style-name="P6"/>
      <text:list xml:id="list214712660639438" text:continue-list="list286439558" text:style-name="Outline">
        <text:list-item>
          <text:list>
            <text:list-item>
              <text:h text:style-name="P9" text:outline-level="2">Weer een nieuwe CI? Waarom?</text:h>
            </text:list-item>
          </text:list>
        </text:list-item>
      </text:list>
      <text:p text:style-name="P18">AutomataCI is specifiek gebouwd om de dreiging van toeleveringsketens tegen te gaan die sinds 2022 op het internet zijn aangetroffen (zie: <text:a xlink:type="simple" xlink:href="https://doi.org/10.5281/zenodo.6815013" text:style-name="Internet_20_link" text:visited-style-name="Visited_20_Internet_20_Link">https://doi.org/10.5281/zenodo.6815013</text:a>). Sinds de COVID-19-pandemie veranderen veel CI-serviceproviders hun commerciële aanbod achteraf drastisch, tot het punt waarop ze hun klanten afpersen (door ofwel een zeer hoge prijs te betalen of de hele projectwerking te sluiten).</text:p>
      <text:p text:style-name="Text_20_body"/>
      <text:p text:style-name="P18">Als reactie op deze dreiging werd ZORALab's Monteur (<text:a xlink:type="simple" xlink:href="https://github.com/zoralab/monteur" text:style-name="Internet_20_link" text:visited-style-name="Visited_20_Internet_20_Link">https://github.com/zoralab/monteur</text:a>) in eerste instantie gemaakt om deze dreiging te elimineren. Het heeft echter zijn eigen gebreken bij het omgaan met verschillende native functies op OS-niveau en is afhankelijk van de compiler van een programmeertaal. Dit is niet ideaal omdat:</text:p>
      <text:list text:style-name="L3">
        <text:list-item>
          <text:p text:style-name="P12">Er is een noodzaak om 2 cruciale componenten te beheren om automatisering tot stand te brengen; EN</text:p>
        </text:list-item>
        <text:list-item>
          <text:p text:style-name="P13">De technische vereisten sluiten niet-technische bijdragers uit.</text:p>
        </text:list-item>
      </text:list>
      <text:p text:style-name="P5"/>
      <text:p text:style-name="P5">Daarom is AutomataCI iteratief ontwikkeld om de zwakke punten van ZORALab's Monteur op te lossen, waardoor een projectrepository kan functioneren zonder volledig afhankelijk te zijn van de uitvoerbare complexiteit van ZORALab's Monteur.</text:p>
      <text:p text:style-name="P5"/>
      <text:list xml:id="list214711383949969" text:continue-list="list214712660639438" text:style-name="Outline">
        <text:list-item>
          <text:list>
            <text:list-item>
              <text:h text:style-name="P9" text:outline-level="2">Het AutomataCI Mantra</text:h>
            </text:list-item>
          </text:list>
        </text:list-item>
      </text:list>
      <text:p text:style-name="P3">Het project moet aan de volgende doelstellingen voldoen:</text:p>
      <text:list text:style-name="L4">
        <text:list-item>
          <text:p text:style-name="P17"><text:span text:style-name="T3">Werkt onmiddellijk</text:span> – Werkt zonder dat er iets geïnstalleerd hoeft te worden; EN</text:p>
        </text:list-item>
        <text:list-item>
          <text:p text:style-name="P17"><text:span text:style-name="T3">Inclusief zijn</text:span> – niemand wordt achtergelaten bij het gebruik; EN</text:p>
        </text:list-item>
        <text:list-item>
          <text:p text:style-name="P17"><text:span text:style-name="T3">Minimale leercurve</text:span> – alleen Shell- en PowerShell-scripts hoeven te worden geleerd; EN</text:p>
        </text:list-item>
        <text:list-item>
          <text:p text:style-name="P17"><text:span text:style-name="T3">Kan worden geautomatiseerd door een trigger</text:span> – bestaande integratie met derden of lokaal behouden; EN</text:p>
        </text:list-item>
        <text:list-item>
          <text:p text:style-name="P16"><text:span text:style-name="T3">Kan eenvoudig worden gepauzeerd en lokaal worden gedebugged</text:span> – behoudt semi-autonome aard tijdens uitvoering voor gerichte debugging en verbruikt minder energie en resources.</text:p>
        </text:list-item>
      </text:list>
      <text:p text:style-name="P5"/>
      <text:p text:style-name="P3">Om de 'huurlingen'-aanpak van externe CI-providers tegen te gaan, schermt AutomataCI een productiefabriek in wezen af naar een lokale controle, zodat zowel u als de leverancier dezelfde reeks opdrachten uitvoeren. Op die manier kunt u, in het geval van juridisch conforme "afpersing", uw fabriek gemakkelijk van hen weghalen door lokaal of bij een andere leverancier te werken zonder de productieprocessen en -opdrachten te beschadigen.</text:p>
      <text:p text:style-name="P3"/>
      <text:list text:continue-list="list214711383949969" text:style-name="Outline">
        <text:list-item>
          <text:list>
            <text:list-item>
              <text:h text:style-name="P9" text:outline-level="2">Uitbreiden Voorbij Automatisering</text:h>
            </text:list-item>
          </text:list>
        </text:list-item>
      </text:list>
      <text:p text:style-name="P7">Sinds versie v2.0.0 breidt AutomataCI zich uit van alleen CI-mogelijkheden naar een multifunctioneel fabrieksbeheertool. Met AutomataCI kunt u:</text:p>
      <text:p text:style-name="P7"/>
      <text:list text:style-name="L5">
        <text:list-item>
          <text:p text:style-name="P14"><text:span text:style-name="T3">Cross-compilen met vertrouwen</text:span> – Bouw vol vertrouwen niet alleen voor de gangbare CPU's, maar ook voor andere hardware met de door u geselecteerde technologieën.</text:p>
        </text:list-item>
        <text:list-item>
          <text:p text:style-name="P15"><text:span text:style-name="T3">Bereik maximaliseren</text:span> – Uw software verpakken voor zoveel mogelijk gestandaardiseerde distributiekanalen om een naadloze gebruikerservaring voor uw klanten te garanderen.</text:p>
        </text:list-item>
        <text:list-item>
          <text:p text:style-name="P15"><text:span text:style-name="T3">Focus op bedrijfsdoelstellingen</text:span> – Implementeer meerdere technologieën voor uw productontwikkeling via integratie (binnen redelijke behoeften natuurlijk).</text:p>
        </text:list-item>
        <text:list-item>
          <text:p text:style-name="P15"><text:span text:style-name="T3">Beveiligen van het Oorsprongspunt</text:span> – GPG-cryptografisch ondertekende pakketten samen met gangbare shasum-controles voor een verifieerbare end-to-end oplossing die voldoet aan alle beveiligingsniveaus; altijd en overal.</text:p>
        </text:list-item>
        <text:list-item>
          <text:p text:style-name="P15"><text:span text:style-name="T3">Optimaal in containers verpakt</text:span> – Verpak kleine Open-Source Image Containers (voor Docker OF Podman) EN compileer cross-platform images waar mogelij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21:47:09.541981244</meta:creation-date>
    <dc:title>Prologue</dc:title>
    <meta:generator>LibreOffice/24.2.1.2$Linux_X86_64 LibreOffice_project/db4def46b0453cc22e2d0305797cf981b68ef5ac</meta:generator>
    <meta:editing-duration>PT3M41S</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7T21:47:10.243452715</dc:date>
    <dc:creator>Kean Ho Chew</dc:creator>
    <meta:document-statistic meta:table-count="0" meta:image-count="0" meta:object-count="0" meta:page-count="4" meta:paragraph-count="35" meta:word-count="725" meta:character-count="5176" meta:non-whitespace-character-count="4489"/>
    <meta:template xlink:type="simple" xlink:actuate="onRequest" xlink:title="Noto Sans Light Default Template" xlink:href="../../../../../../../../templates/default.ott" meta:date="2024-03-25T07:09:47.213847945"/>
  </office:meta>
</office:document-meta>
</file>